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ost" svg:font-family="Jost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list-style-name="L1"/>
    <style:style style:name="P3" style:family="paragraph">
      <style:text-properties fo:font-size="8pt" style:font-size-asian="8pt" style:font-size-complex="8pt"/>
    </style:style>
    <style:style style:name="P4" style:family="paragraph" style:parent-style-name="Text_20_body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variant="normal" fo:text-transform="none" fo:color="#0f0f17" loext:opacity="100%" style:font-name="Jost" fo:font-size="8pt" fo:letter-spacing="normal" fo:font-style="normal" fo:font-weight="normal"/>
    </style:style>
    <style:style style:name="T3" style:family="text">
      <style:text-properties fo:font-variant="normal" fo:text-transform="none" fo:color="#0f0f17" loext:opacity="100%" style:font-name="Jost" fo:font-size="8pt" fo:letter-spacing="normal" fo:font-style="normal" fo:font-weight="bold"/>
    </style:style>
    <style:style style:name="T4" style:family="text">
      <style:text-properties fo:font-variant="normal" fo:text-transform="none" fo:color="#0f0f17" loext:opacity="100%" style:font-name="Jost" fo:font-size="8pt" fo:letter-spacing="normal" fo:font-style="normal" style:text-underline-style="solid" style:text-underline-width="auto" style:text-underline-color="font-color" fo:font-weight="normal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Conforme prometido, explicamos o </text:span><text:span text:style-name="Strong_20_Emphasis"><text:span text:style-name="T1">sistema de remuneração de dados</text:span></text:span><text:span text:style-name="T1"> no Magma. Vamos! </text:span></text:p>
      <text:p text:style-name="P4">Na era digital de hoje, é crucial que as empresas tenham dados fiáveis, acionáveis ​​e verificáveis. Pensando nisso, a Magma desenvolveu um sistema de recompensas exclusivo para incentivar o fornecimento de dados de alta qualidade. </text:p>
      <text:p text:style-name="Text_20_body"><text:span text:style-name="T1">Este sistema revolucionário transforma a forma como as contribuições e as informações são avaliadas no setor imobiliário. Magma oferece a capacidade de criar um </text:span><text:span text:style-name="Strong_20_Emphasis"><text:span text:style-name="T1">Digital Twin Token (DTT®),</text:span></text:span><text:span text:style-name="T1"> um ativo digital que representa com precisão os dados do edifício. Este token inclui toda a documentação contratual e arquitetónica, protegida através da tecnologia </text:span><text:span text:style-name="Strong_20_Emphasis"><text:span text:style-name="T1">blockchain</text:span></text:span><text:span text:style-name="T1"> , tornando a informação imutável e atualizável ao longo da vida do edifício.</text:span></text:p>
      <text:p text:style-name="Text_20_body"><text:span text:style-name="T1">Imagine um sistema específico do edifício, semelhante ao Google Drive, emparelhado com uma réplica 3D onde </text:span><text:span text:style-name="Strong_20_Emphasis"><text:span text:style-name="T1">os usuários podem adicionar, validar e coletar dados com base em suas funções e serem recompensados</text:span></text:span><text:span text:style-name="T1"> ​​com base na qualidade dos dados que fornecem.</text:span></text:p>
      <text:p text:style-name="Text_20_body"><text:span text:style-name="T1">Magma usa </text:span><text:span text:style-name="Strong_20_Emphasis"><text:span text:style-name="T1">Magma Utility Tokens (MUTs)</text:span></text:span><text:span text:style-name="T1"> para recompensar as partes interessadas por fazerem atualizações significativas em cada Digital Twin Token (DTT®), incentivando um ecossistema onde a atualização de dados validados não apenas garante a precisão das informações sobre a condição dos ativos, mas também oferece vantagens tangíveis na gestão operacional e financiamento imobiliário.</text:span></text:p>
      <text:p text:style-name="P4">É assim que o sistema funciona:</text:p>
      <text:list xml:id="list2209106456" text:style-name="L1">
        <text:list-item>
          <text:p text:style-name="Text_20_body"><text:span text:style-name="Strong_20_Emphasis"><text:span text:style-name="T1">Upload e validação:</text:span></text:span><text:span text:style-name="T1"> Usuários, administradores de propriedades, prestadores de serviços ou inquilinos podem fazer upload de documentos ou conectar seus sistemas ao Magma. Depois que essas informações são validadas quanto à precisão, elas são registradas no blockchain VeChain em um ativo digital visível com permissão no Magma.</text:span></text:p>
        </text:list-item>
        <text:list-item>
          <text:p text:style-name="Text_20_body"><text:span text:style-name="Strong_20_Emphasis"><text:span text:style-name="T1">Recompensas por Contribuições:</text:span></text:span><text:span text:style-name="T1"> Os usuários recebem MUTs por cada contribuição validada, recompensando sua participação na melhoria da documentação digital do edifício.</text:span></text:p>
        </text:list-item>
        <text:list-item>
          <text:p text:style-name="Text_20_body"><text:span text:style-name="Strong_20_Emphasis"><text:span text:style-name="T1">Melhoria do Índice Magma:</text:span></text:span><text:span text:style-name="T1"> As contribuições que melhoram o Índice Magma de um edifício, que mede o nível de digitalização e o desempenho ambiental ou social, são particularmente valorizadas e recompensadas.</text:span></text:p>
        </text:list-item>
      </text:list>
      <text:p text:style-name="P4">Este sistema visa não só incentivar a participação, mas também melhorar o desempenho ambiental e a qualidade dos serviços de construção. Ao premiar as melhorias nestas áreas, a Magma promove um setor imobiliário mais responsável e inovador.</text:p>
      <text:p text:style-name="Text_20_body"><text:span text:style-name="T1">A Magma convida todos os players do setor imobiliário a aderirem a esta iniciativa para </text:span><text:span text:style-name="Strong_20_Emphasis"><text:span text:style-name="T1">tornar o setor imobiliário mais eficiente, transparente e sustentável</text:span></text:span><text:span text:style-name="T1"> .</text:span></text:p>
      <text:p text:style-name="Text_20_body"><text:span text:style-name="T1">Para mais informações sobre participação e benefícios do Sistema Magma Rewards, você pode entrar em contato com Magma em: </text:span><text:a xlink:type="simple" xlink:href="https://thisismagma.com/cdn-cgi/l/email-protection#e0838f8e94818394a09488899389938d81878d81ce838f8d" text:style-name="Internet_20_link" text:visited-style-name="Visited_20_Internet_20_Link"><text:span text:style-name="T1">[email protegido]</text:span>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ost" svg:font-family="Jost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5T08:53:21.630000000</meta:creation-date>
    <dc:date>2024-03-05T08:57:07.056000000</dc:date>
    <meta:editing-duration>PT3M45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2" meta:word-count="397" meta:character-count="2664" meta:non-whitespace-character-count="2276"/>
  </office:meta>
</office:document-meta>
</file>